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6583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4839in"/>
    </style:style>
    <style:style style:name="co23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4799in" fo:break-before="auto" style:use-optimal-row-height="true"/>
    </style:style>
    <style:style style:name="ro11" style:family="table-row">
      <style:table-row-properties style:row-height="1.4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1pt" style:language-asian="en" style:country-asian="US" style:font-name-complex="Helvetica" style:font-size-complex="11pt" style:language-complex="en" style:country-complex="US" style:font-relief="none" fo:hyphenate="true"/>
    </style:style>
    <style:style style:name="ce14" style:family="table-cell" style:parent-style-name="Default" style:data-style-name="N125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</style:style>
    <style:style style:name="ce19" style:family="table-cell" style:parent-style-name="Default" style:data-style-name="N127">
      <style:text-properties style:font-name="Arial" fo:font-size="10pt" style:font-size-asian="10pt" style:font-size-complex="10pt"/>
    </style:style>
    <style:style style:name="ce20" style:family="table-cell" style:parent-style-name="Default" style:data-style-name="N127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28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2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28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35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3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1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42" style:family="table-cell" style:parent-style-name="Default" style:data-style-name="N127">
      <style:table-cell-properties fo:background-color="#ffffff"/>
      <style:text-properties style:font-name="Arial" fo:font-size="10pt" style:font-size-asian="10pt" style:font-size-complex="10pt"/>
    </style:style>
    <style:style style:name="ce43" style:family="table-cell" style:parent-style-name="Default"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49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5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5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 style:data-style-name="N125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5" style:family="table-cell" style:parent-style-name="Default" style:data-style-name="N127">
      <style:table-cell-properties style:vertical-align="top"/>
      <style:text-properties style:font-name="Arial" fo:font-size="10pt" style:font-size-asian="10pt" style:font-size-complex="10pt"/>
    </style:style>
    <style:style style:name="ce56" style:family="table-cell" style:parent-style-name="Default" style:data-style-name="N127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  <style:style style:name="T2" style:family="text">
      <style:text-properties fo:color="#000000" style:text-outline="false" style:text-line-through-style="none" style:font-name="Helvetica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ucida Sans1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4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5" office:value-type="float" office:value="6">
            <text:p>6 months</text:p>
          </table:table-cell>
          <table:table-cell table:style-name="ce18" table:formula="of:=MIN([.G3:.G10])" office:value-type="date" office:date-value="2012-11-01">
            <text:p>Nov-2012</text:p>
          </table:table-cell>
          <table:table-cell table:style-name="ce21" table:formula="of:=MAX([.G3:.G10])" office:value-type="date" office:date-value="2013-05-01">
            <text:p><text:s/>- May-2013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17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13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19" table:formula="of:=ORG.OPENOFFICE.MONTHS(&quot;6/1/2012&quot;;[.G5];0)" office:value-type="float" office:value="6">
            <text:p>T0+6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Requirements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6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13" office:value-type="string">
            <text:p>O7.1.1 Formal Model representing the sample spec, one for each candidate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7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8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13" office:value-type="string">
            <text:p>O71.3 Evaluation of the models against the WP2 requirements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9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0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5" office:value-type="float" office:value="7">
            <text:p>7 months</text:p>
          </table:table-cell>
          <table:table-cell table:style-name="ce18" table:formula="of:=MIN([.G12:.G19])" office:value-type="date" office:date-value="2012-11-01">
            <text:p>Nov-2012</text:p>
          </table:table-cell>
          <table:table-cell table:style-name="ce21" table:formula="of:=MAX([.G12:.G19])" office:value-type="date" office:date-value="2013-06-01">
            <text:p><text:s/>- Jun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: List of suitable tools (based on State of the Art Analysis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12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20" table:formula="of:=ORG.OPENOFFICE.MONTHS(&quot;6/1/2012&quot;;[.G13];0)" office:value-type="float" office:value="6">
            <text:p>T0+6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14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15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16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7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6" office:value-type="date" office:date-value="2013-06-01">
            <text:p>Jun-2013</text:p>
          </table:table-cell>
          <table:table-cell table:style-name="ce19" table:formula="of:=ORG.OPENOFFICE.MONTHS(&quot;6/1/2012&quot;;[.G18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Report on the final choice(s) for the primary tool chain (means of description, tool and platform)</text:p>
          </table:table-cell>
          <table:table-cell table:style-name="ce17" office:value-type="date" office:date-value="2013-06-01">
            <text:p>Jun-2013</text:p>
          </table:table-cell>
          <table:table-cell table:style-name="ce20" table:formula="of:=ORG.OPENOFFICE.MONTHS(&quot;6/1/2012&quot;;[.G19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21:.G26])" office:value-type="date" office:date-value="2012-11-01">
            <text:p>Nov-2012</text:p>
          </table:table-cell>
          <table:table-cell table:style-name="ce21" table:formula="of:=MAX([.G21:.G26])" office:value-type="date" office:date-value="2013-05-01">
            <text:p><text:s/>- May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List of target platforms, based on the tools being evaluated (1.2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21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7" office:value-type="date" office:date-value="2012-12-01">
            <text:p>Dec-2012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2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24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16" office:value-type="date" office:date-value="2013-05-01">
            <text:p>May-2013</text:p>
          </table:table-cell>
          <table:table-cell table:style-name="ce19" table:formula="of:=ORG.OPENOFFICE.MONTHS(&quot;6/1/2012&quot;;[.G25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26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P7.2" table:style-name="ta1" table:print-ranges="'WP7.2'.A1:'WP7.2'.I30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33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32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27" office:value-type="float" office:value="7">
            <text:p>7 months</text:p>
          </table:table-cell>
          <table:table-cell table:style-name="ce18" table:formula="of:=MIN([.G3:.G9])" office:value-type="date" office:date-value="2012-11-01">
            <text:p>Nov-2012</text:p>
          </table:table-cell>
          <table:table-cell table:style-name="ce21" table:formula="of:=MAX([.G3:.G9])" office:value-type="date" office:date-value="2013-06-01">
            <text:p><text:s/>- Jun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28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29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24" office:value-type="string">
            <text:p>WP2: Preliminary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Definition of method / process</text:p>
          </table:table-cell>
          <table:table-cell table:style-name="ce30" office:value-type="date" office:date-value="2013-01-01">
            <text:p>Jan-2013</text:p>
          </table:table-cell>
          <table:table-cell table:style-name="ce20" table:formula="of:=ORG.OPENOFFICE.MONTHS(&quot;6/1/2012&quot;;[.G6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31" office:value-type="date" office:date-value="2013-05-01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30" office:value-type="date" office:date-value="2013-06-01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31" office:value-type="date" office:date-value="2013-06-01">
            <text:p>Jun-2013</text:p>
          </table:table-cell>
          <table:table-cell table:style-name="ce19" table:formula="of:=ORG.OPENOFFICE.MONTHS(&quot;6/1/2012&quot;;[.G9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Report on all aspects of secondary tooling (results of T7.2)</text:p>
          </table:table-cell>
          <table:table-cell table:style-name="ce30" office:value-type="date" office:date-value="2013-10-01">
            <text:p>Oct-2013</text:p>
          </table:table-cell>
          <table:table-cell table:style-name="ce20" table:formula="of:=ORG.OPENOFFICE.MONTHS(&quot;6/1/2012&quot;;[.G10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2:.G15])" office:value-type="date" office:date-value="2013-01-01">
            <text:p>Jan-2013</text:p>
          </table:table-cell>
          <table:table-cell table:style-name="ce21" table:formula="of:=MAX([.G12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31" office:value-type="date" office:date-value="2013-01-01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25" office:value-type="string">
            <text:p>WP3-a Decision on the final language choice</text:p>
          </table:table-cell>
          <table:table-cell table:style-name="ce30" office:value-type="date" office:date-value="2013-05-01">
            <text:p>May-2013</text:p>
          </table:table-cell>
          <table:table-cell table:style-name="ce20" table:formula="of:=ORG.OPENOFFICE.MONTHS(&quot;6/1/2012&quot;;[.G13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31" office:value-type="date" office:date-value="2013-09-01">
            <text:p>Sep-2013</text:p>
          </table:table-cell>
          <table:table-cell table:style-name="ce19" table:formula="of:=ORG.OPENOFFICE.MONTHS(&quot;6/1/2012&quot;;[.G14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4 Code Generation Strategy</text:p>
          </table:table-cell>
          <table:table-cell table:style-name="ce30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7:.G20])" office:value-type="date" office:date-value="2013-01-01">
            <text:p>Jan-2013</text:p>
          </table:table-cell>
          <table:table-cell table:style-name="ce21" table:formula="of:=MAX([.G17:.G2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31" office:value-type="date" office:date-value="2013-01-01">
            <text:p>Jan-2013</text:p>
          </table:table-cell>
          <table:table-cell table:style-name="ce20" table:formula="of:=ORG.OPENOFFICE.MONTHS(&quot;6/1/2012&quot;;[.G17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25" office:value-type="string">
            <text:p>WP3-a Decision on the final language choice</text:p>
          </table:table-cell>
          <table:table-cell table:style-name="ce30" office:value-type="date" office:date-value="2013-05-01">
            <text:p>May-2013</text:p>
          </table:table-cell>
          <table:table-cell table:style-name="ce19" table:formula="of:=ORG.OPENOFFICE.MONTHS(&quot;6/1/2012&quot;;[.G18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→">
            <text:p>→</text:p>
          </table:table-cell>
          <table:table-cell table:style-name="ce9" office:value-type="string">
            <text:p>WP2 Designer Wishes and Requirements</text:p>
          </table:table-cell>
          <table:table-cell table:style-name="ce31" office:value-type="date" office:date-value="2013-03-01">
            <text:p>Mar-2013</text:p>
          </table:table-cell>
          <table:table-cell table:style-name="ce20" table:formula="of:=ORG.OPENOFFICE.MONTHS(&quot;6/1/2012&quot;;[.G19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←">
            <text:p>←</text:p>
          </table:table-cell>
          <table:table-cell table:style-name="ce10" office:value-type="string">
            <text:p>O7.2.5 Captured and organized designer requirements</text:p>
          </table:table-cell>
          <table:table-cell table:style-name="ce30" office:value-type="date" office:date-value="2013-09-01">
            <text:p>Sep-2013</text:p>
          </table:table-cell>
          <table:table-cell table:style-name="ce19" table:formula="of:=ORG.OPENOFFICE.MONTHS(&quot;6/1/2012&quot;;[.G2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27" office:value-type="float" office:value="5">
            <text:p>5 months</text:p>
          </table:table-cell>
          <table:table-cell table:style-name="ce18" table:formula="of:=MIN([.G22:.G26])" office:value-type="date" office:date-value="2013-01-01">
            <text:p>Jan-2013</text:p>
          </table:table-cell>
          <table:table-cell table:style-name="ce21" table:formula="of:=MAX([.G22:.G26])" office:value-type="date" office:date-value="2013-06-01">
            <text:p><text:s/>- Jun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26" office:value-type="string">
            <text:p>WP2 Requirements</text:p>
          </table:table-cell>
          <table:table-cell table:style-name="ce31" office:value-type="date" office:date-value="2013-01-01">
            <text:p>Jan-2013</text:p>
          </table:table-cell>
          <table:table-cell table:style-name="ce19" table:formula="of:=ORG.OPENOFFICE.MONTHS(&quot;6/1/2012&quot;;[.G22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25" office:value-type="string">
            <text:p>WP3b formalized API</text:p>
          </table:table-cell>
          <table:table-cell table:style-name="ce30" office:value-type="date" office:date-value="2013-03-01">
            <text:p>Mar-2013</text:p>
          </table:table-cell>
          <table:table-cell table:style-name="ce20" table:formula="of:=ORG.OPENOFFICE.MONTHS(&quot;6/1/2012&quot;;[.G23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Those sufficient elements of WP4 V&amp;V Plan to evaluate tools</text:p>
          </table:table-cell>
          <table:table-cell table:style-name="ce31" office:value-type="date" office:date-value="2013-03-01">
            <text:p>Mar-2013</text:p>
          </table:table-cell>
          <table:table-cell table:style-name="ce19" table:formula="of:=ORG.OPENOFFICE.MONTHS(&quot;6/1/2012&quot;;[.G24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30" office:value-type="date" office:date-value="2013-06-01">
            <text:p>Jun-2013</text:p>
          </table:table-cell>
          <table:table-cell table:style-name="ce20" table:formula="of:=ORG.OPENOFFICE.MONTHS(&quot;6/1/2012&quot;;[.G25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31" office:value-type="date" office:date-value="2013-06-01">
            <text:p>Jun-2013</text:p>
          </table:table-cell>
          <table:table-cell table:style-name="ce19" table:formula="of:=ORG.OPENOFFICE.MONTHS(&quot;6/1/2012&quot;;[.G26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27" office:value-type="float" office:value="6">
            <text:p>6 months</text:p>
          </table:table-cell>
          <table:table-cell table:style-name="ce18" table:formula="of:=MIN([.G28:.G30])" office:value-type="date" office:date-value="2013-03-01">
            <text:p>Mar-2013</text:p>
          </table:table-cell>
          <table:table-cell table:style-name="ce21" table:formula="of:=MAX([.G28:.G3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26" office:value-type="string">
            <text:p>WP2 Requirements</text:p>
          </table:table-cell>
          <table:table-cell table:style-name="ce31" office:value-type="date" office:date-value="2013-03-01">
            <text:p>Mar-2013</text:p>
          </table:table-cell>
          <table:table-cell table:style-name="ce19" table:formula="of:=ORG.OPENOFFICE.MONTHS(&quot;6/1/2012&quot;;[.G28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→">
            <text:p>→</text:p>
          </table:table-cell>
          <table:table-cell table:style-name="ce25" office:value-type="string">
            <text:p>Those sufficient elements of WP4 Safety case to evaluate tools</text:p>
          </table:table-cell>
          <table:table-cell table:style-name="ce30" office:value-type="date" office:date-value="2013-04-01">
            <text:p>Apr-2013</text:p>
          </table:table-cell>
          <table:table-cell table:style-name="ce20" table:formula="of:=ORG.OPENOFFICE.MONTHS(&quot;6/1/2012&quot;;[.G29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31" office:value-type="date" office:date-value="2013-09-01">
            <text:p>Sep-2013</text:p>
          </table:table-cell>
          <table:table-cell table:style-name="ce19" table:formula="of:=ORG.OPENOFFICE.MONTHS(&quot;6/1/2012&quot;;[.G30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7.3" table:style-name="ta1" table:print-ranges="'WP7.3'.A1:'WP7.3'.I34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33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32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35" office:value-type="float" office:value="6">
            <text:p>6 months</text:p>
          </table:table-cell>
          <table:table-cell table:style-name="ce18" table:formula="of:=MIN([.G3:.G11])" office:value-type="date" office:date-value="2013-03-01">
            <text:p>Mar-2013</text:p>
          </table:table-cell>
          <table:table-cell table:style-name="ce21" table:formula="of:=MAX([.G3:.G11])" office:value-type="date" office:date-value="2013-09-01">
            <text:p><text:s/>- Sep-2013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I:O7.1.1: Formal Model representing the sample spec, one for each candidate</text:p>
          </table:table-cell>
          <table:table-cell table:style-name="ce36" office:value-type="date" office:date-value="2013-03-01">
            <text:p>Mar-2013</text:p>
          </table:table-cell>
          <table:table-cell table:style-name="ce19" table:formula="of:=ORG.OPENOFFICE.MONTHS(&quot;6/1/2012&quot;;[.G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4 Decision on the final means of description</text:p>
            <text:p>choice(s)</text:p>
          </table:table-cell>
          <table:table-cell table:style-name="ce37" office:value-type="date" office:date-value="2013-05-01">
            <text:p>May-2013</text:p>
          </table:table-cell>
          <table:table-cell table:style-name="ce20" table:formula="of:=ORG.OPENOFFICE.MONTHS(&quot;6/1/2012&quot;;[.G4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3: Evaluation of the models against the WP2 requirements</text:p>
          </table:table-cell>
          <table:table-cell table:style-name="ce36" office:value-type="date" office:date-value="2013-04-01">
            <text:p>Apr-2013</text:p>
          </table:table-cell>
          <table:table-cell table:style-name="ce19" table:formula="of:=ORG.OPENOFFICE.MONTHS(&quot;6/1/2012&quot;;[.G5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8 Decision on the final tool choice(s)</text:p>
          </table:table-cell>
          <table:table-cell table:style-name="ce38" office:value-type="date" office:date-value="2013-06-13">
            <text:p>Jun-2013</text:p>
          </table:table-cell>
          <table:table-cell table:style-name="ce20" table:formula="of:=ORG.OPENOFFICE.MONTHS(&quot;6/1/2012&quot;;[.G6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I:O7.1.11: Selection of Tool Platform</text:p>
          </table:table-cell>
          <table:table-cell table:style-name="ce39" office:value-type="date" office:date-value="2013-05-01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2.6: Verification and test tool choice(s)</text:p>
          </table:table-cell>
          <table:table-cell table:style-name="ce38" office:value-type="date" office:date-value="2013-06-01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3.1 Tool chain development plan (or equivalent)</text:p>
          </table:table-cell>
          <table:table-cell table:style-name="ce39" office:value-type="date" office:date-value="2013-07-01">
            <text:p>Jul-2013</text:p>
          </table:table-cell>
          <table:table-cell table:style-name="ce19" table:formula="of:=ORG.OPENOFFICE.MONTHS(&quot;6/1/2012&quot;;[.G9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2 Specification of tool interoperability mechanisms</text:p>
          </table:table-cell>
          <table:table-cell table:style-name="ce38" office:value-type="date" office:date-value="2013-07-01">
            <text:p>Jul-2013</text:p>
          </table:table-cell>
          <table:table-cell table:style-name="ce20" table:formula="of:=ORG.OPENOFFICE.MONTHS(&quot;6/1/2012&quot;;[.G10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3.3 Safety Plan (or equivalent)</text:p>
          </table:table-cell>
          <table:table-cell table:style-name="ce39" office:value-type="date" office:date-value="2013-09-01">
            <text:p>Sep-2013</text:p>
          </table:table-cell>
          <table:table-cell table:style-name="ce19" table:formula="of:=ORG.OPENOFFICE.MONTHS(&quot;6/1/2012&quot;;[.G11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35" office:value-type="float" office:value="5">
            <text:p>5 months</text:p>
          </table:table-cell>
          <table:table-cell table:style-name="ce18" table:formula="of:=MIN([.G13:.G18])" office:value-type="date" office:date-value="2013-06-01">
            <text:p>Jun-2013</text:p>
          </table:table-cell>
          <table:table-cell table:style-name="ce21" table:formula="of:=MAX([.G13:.G18])" office:value-type="date" office:date-value="2013-11-01">
            <text:p><text:s/>- Nov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34" office:value-type="string">
            <text:p>WP2: Definition of method / process</text:p>
          </table:table-cell>
          <table:table-cell table:style-name="ce39" office:value-type="date" office:date-value="2013-06-01">
            <text:p>Jun-2013</text:p>
          </table:table-cell>
          <table:table-cell table:style-name="ce19" table:formula="of:=ORG.OPENOFFICE.MONTHS(&quot;6/1/2012&quot;;[.G13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→">
            <text:p>→</text:p>
          </table:table-cell>
          <table:table-cell table:style-name="ce25" office:value-type="string">
            <text:p>I:O7.2.5: Captured and organised designer</text:p>
            <text:p>requirements</text:p>
          </table:table-cell>
          <table:table-cell table:style-name="ce38" office:value-type="date" office:date-value="2013-09-01">
            <text:p>Sep-2013</text:p>
          </table:table-cell>
          <table:table-cell table:style-name="ce20" table:formula="of:=ORG.OPENOFFICE.MONTHS(&quot;6/1/2012&quot;;[.G14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3 Specification of primary and support tool chain architecture and its embedding into the platform</text:p>
          </table:table-cell>
          <table:table-cell table:style-name="ce38" office:value-type="date" office:date-value="2013-10-01">
            <text:p>Oct-2013</text:p>
          </table:table-cell>
          <table:table-cell table:style-name="ce20" table:formula="of:=ORG.OPENOFFICE.MONTHS(&quot;6/1/2012&quot;;[.G16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←">
            <text:p>←</text:p>
          </table:table-cell>
          <table:table-cell table:style-name="ce9" office:value-type="string">
            <text:p>O7.3.4 Infrastructure evolution strategy</text:p>
          </table:table-cell>
          <table:table-cell table:style-name="ce39" office:value-type="date" office:date-value="2013-11-01">
            <text:p>Nov-2013</text:p>
          </table:table-cell>
          <table:table-cell table:style-name="ce19" table:formula="of:=ORG.OPENOFFICE.MONTHS(&quot;6/1/2012&quot;;[.G17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5 Tool chain infrastructure maintenance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35" office:value-type="float" office:value="7">
            <text:p>7 months</text:p>
          </table:table-cell>
          <table:table-cell table:style-name="ce18" table:formula="of:=MIN([.G20:.G26])" office:value-type="date" office:date-value="2013-05-13">
            <text:p>May-2013</text:p>
          </table:table-cell>
          <table:table-cell table:style-name="ce21" table:formula="of:=MAX([.G20:.G26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39" office:value-type="date" office:date-value="2013-06-01">
            <text:p>Jun-2013</text:p>
          </table:table-cell>
          <table:table-cell table:style-name="ce42" table:formula="of:=ORG.OPENOFFICE.MONTHS(&quot;6/1/2012&quot;;[.G20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→">
            <text:p>→</text:p>
          </table:table-cell>
          <table:table-cell table:style-name="ce25" office:value-type="string">
            <text:p>I:O7.1.11: Selection of Tool Platform</text:p>
          </table:table-cell>
          <table:table-cell table:style-name="ce38" office:value-type="date" office:date-value="2013-05-13">
            <text:p>May-2013</text:p>
          </table:table-cell>
          <table:table-cell table:style-name="ce20" table:formula="of:=ORG.OPENOFFICE.MONTHS(&quot;6/1/2012&quot;;[.G21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39" office:value-type="date" office:date-value="2013-11-01">
            <text:p>Nov-2013</text:p>
          </table:table-cell>
          <table:table-cell table:style-name="ce42" table:formula="of:=ORG.OPENOFFICE.MONTHS(&quot;6/1/2012&quot;;[.G22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40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39" office:value-type="date" office:date-value="2013-12-01">
            <text:p>Dec-2013</text:p>
          </table:table-cell>
          <table:table-cell table:style-name="ce42" table:formula="of:=ORG.OPENOFFICE.MONTHS(&quot;6/1/2012&quot;;[.G24];0)" office:value-type="float" office:value="18">
            <text:p>T0+18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40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Tool Chain Qualification Process Description</text:p>
          </table:table-cell>
          <table:table-cell table:style-name="ce39" office:value-type="date" office:date-value="2014-01-01">
            <text:p>Jan-2014</text:p>
          </table:table-cell>
          <table:table-cell table:style-name="ce42"/>
          <table:table-cell table:style-name="ce2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35" office:value-type="float" office:value="5">
            <text:p>5 months</text:p>
          </table:table-cell>
          <table:table-cell table:style-name="ce18" table:formula="of:=MIN([.G28:.G34])" office:value-type="date" office:date-value="2013-07-01">
            <text:p>Jul-2013</text:p>
          </table:table-cell>
          <table:table-cell table:style-name="ce21" table:formula="of:=MAX([.G28:.G34])" office:value-type="date" office:date-value="2013-12-01">
            <text:p><text:s/>- Dec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1 Tool chain development plan (or equivalent)</text:p>
          </table:table-cell>
          <table:table-cell table:style-name="ce39" office:value-type="date" office:date-value="2013-07-01">
            <text:p>Jul-2013</text:p>
          </table:table-cell>
          <table:table-cell table:style-name="ce19" table:formula="of:=ORG.OPENOFFICE.MONTHS(&quot;6/1/2012&quot;;[.G28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→">
            <text:p>→</text:p>
          </table:table-cell>
          <table:table-cell table:style-name="ce25" office:value-type="string">
            <text:p>I:O7.3.2 Specification of tool interoperability mechanisms</text:p>
          </table:table-cell>
          <table:table-cell table:style-name="ce38" office:value-type="date" office:date-value="2013-07-01">
            <text:p>Jul-2013</text:p>
          </table:table-cell>
          <table:table-cell table:style-name="ce20" table:formula="of:=ORG.OPENOFFICE.MONTHS(&quot;6/1/2012&quot;;[.G29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39" office:value-type="date" office:date-value="2013-11-01">
            <text:p>Nov-2013</text:p>
          </table:table-cell>
          <table:table-cell table:style-name="ce19" table:formula="of:=ORG.OPENOFFICE.MONTHS(&quot;6/1/2012&quot;;[.G30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1];2);&quot;O7&quot;); &quot;←&quot;; &quot;→&quot;)" office:value-type="string" office:string-value="→">
            <text:p>→</text:p>
          </table:table-cell>
          <table:table-cell table:style-name="ce25" office:value-type="string">
            <text:p>I:O7.3.6 Tool chain qualification test suite</text:p>
          </table:table-cell>
          <table:table-cell table:style-name="ce38" office:value-type="date" office:date-value="2013-12-01">
            <text:p>Dec-2013</text:p>
          </table:table-cell>
          <table:table-cell table:style-name="ce20" table:formula="of:=ORG.OPENOFFICE.MONTHS(&quot;6/1/2012&quot;;[.G31];0)" office:value-type="float" office:value="18">
            <text:p>T0+1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2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3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41" office:value-type="string">
            <text:p>continuous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Tool chain first release</text:p>
          </table:table-cell>
          <table:table-cell table:style-name="ce39" office:value-type="date" office:date-value="2013-07-01">
            <text:p>Jul-2013</text:p>
          </table:table-cell>
          <table:table-cell table:style-name="ce42" table:formula="of:=ORG.OPENOFFICE.MONTHS(&quot;6/1/2012&quot;;[.G34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7.4" table:style-name="ta1" table:print-ranges="'WP7.4'.A1:'WP7.4'.I12"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7" table:default-cell-style-name="ce6"/>
        <table:table-column table:style-name="co22" table:default-cell-style-name="ce6"/>
        <table:table-column table:style-name="co9" table:default-cell-style-name="ce6"/>
        <table:table-column table:style-name="co11" table:default-cell-style-name="ce6"/>
        <table:table-column table:style-name="co23" table:default-cell-style-name="ce6"/>
        <table:table-column table:style-name="co11" table:default-cell-style-name="ce33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32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49" office:value-type="float" office:value="12">
            <text:p>12 months</text:p>
          </table:table-cell>
          <table:table-cell table:style-name="ce18" table:formula="of:=MIN([.G3:.G12])" office:value-type="date" office:date-value="2012-08-01">
            <text:p>Aug-2012</text:p>
          </table:table-cell>
          <table:table-cell table:style-name="ce18" table:formula="of:=MAX([.G3:.G12])" office:value-type="date" office:date-value="2013-08-01">
            <text:p>Aug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3" office:value-type="string">
            <text:p><text:span text:style-name="T3">O</text:span><text:span text:style-name="T4">7.4.1 </text:span>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41" office:value-type="string">
            <text:p>continuous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8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50" office:value-type="date" office:date-value="2012-08-01">
            <text:p>Aug-2012</text:p>
          </table:table-cell>
          <table:table-cell table:style-name="ce20" table:formula="of:=ORG.OPENOFFICE.MONTHS(&quot;6/1/2012&quot;;[.G6];0)" office:value-type="float" office:value="2">
            <text:p>T0+2</text:p>
          </table:table-cell>
          <table:table-cell table:style-name="ce23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51" office:value-type="date" office:date-value="2012-08-01">
            <text:p>Aug-2012</text:p>
          </table:table-cell>
          <table:table-cell table:style-name="ce55" table:formula="of:=ORG.OPENOFFICE.MONTHS(&quot;6/1/2012&quot;;[.G7];0)" office:value-type="float" office:value="2">
            <text:p>T0+2</text:p>
          </table:table-cell>
          <table:table-cell table:style-name="ce5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8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52" office:value-type="date" office:date-value="2012-08-01">
            <text:p>Aug-2012</text:p>
          </table:table-cell>
          <table:table-cell table:style-name="ce56" table:formula="of:=ORG.OPENOFFICE.MONTHS(&quot;6/1/2012&quot;;[.G8];0)" office:value-type="float" office:value="2">
            <text:p>T0+2</text:p>
          </table:table-cell>
          <table:table-cell table:style-name="ce58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53" office:value-type="string">
            <text:p>continuous</text:p>
          </table:table-cell>
          <table:table-cell table:style-name="ce53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48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54" office:value-type="string">
            <text:p>continuous</text:p>
          </table:table-cell>
          <table:table-cell table:style-name="ce54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53" office:value-type="string">
            <text:p>continuous</text:p>
          </table:table-cell>
          <table:table-cell table:style-name="ce53" table:number-columns-repeated="2"/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52" office:value-type="date" office:date-value="2013-08-01">
            <text:p>Aug-2013</text:p>
          </table:table-cell>
          <table:table-cell table:style-name="ce56" table:formula="of:=ORG.OPENOFFICE.MONTHS(&quot;6/1/2012&quot;;[.G12];0)" office:value-type="float" office:value="14">
            <text:p>T0+14</text:p>
          </table:table-cell>
          <table:table-cell table:style-name="ce58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date-style style:name="N123P0" style:volatile="true">
      <number:day/>
      <number:text>/</number:text>
      <number:month/>
      <number:text>/</number:text>
      <number:year/>
    </number:date-style>
    <number:text-style style:name="N123">
      <number:text-content/>
      <style:map style:condition="value()&gt;=0" style:apply-style-name="N123P0"/>
    </number:text-style>
    <number:date-style style:name="N124">
      <number:day number:style="long"/>
      <number:text>/</number:text>
      <number:month number:style="long"/>
      <number:text>/</number:text>
      <number:year/>
    </number:date-style>
    <number:date-style style:name="N125">
      <number:month number:textual="true"/>
      <number:text>-</number:text>
      <number:year number:style="long"/>
    </number:date-style>
    <number:number-style style:name="N126">
      <number:text>T+</number:text>
      <number:number number:decimal-places="0" number:min-integer-digits="1"/>
    </number:number-style>
    <number:number-style style:name="N127">
      <number:text>T0+</number:text>
      <number:number number:decimal-places="0" number:min-integer-digits="1"/>
    </number:number-style>
    <number:date-style style:name="N128">
      <number:text> - </number:text>
      <number:month number:textual="true"/>
      <number:text>-</number:text>
      <number:year number:style="long"/>
    </number:date-style>
    <number:number-style style:name="N129">
      <number:number number:decimal-places="0" number:min-integer-digits="1"/>
      <number:text> months</number:text>
    </number:number-style>
    <number:number-style style:name="N5120P0" style:volatile="true" number:language="en">
      <number:number number:decimal-places="0" number:min-integer-digits="1" number:grouping="true"/>
    </number:number-style>
    <number:number-style style:name="N5120" number:language="en"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>
      <number:number number:decimal-places="0" number:min-integer-digits="1" number:grouping="true"/>
    </number:number-style>
    <number:number-style style:name="N5121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21P0"/>
    </number:number-style>
    <number:number-style style:name="N5122P0" style:volatile="true" number:language="en">
      <number:number number:decimal-places="2" number:min-integer-digits="1" number:grouping="true"/>
    </number:number-style>
    <number:number-style style:name="N5122" number:language="en"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3P0" style:volatile="true" number:language="en">
      <number:number number:decimal-places="2" number:min-integer-digits="1" number:grouping="true"/>
    </number:number-style>
    <number:number-style style:name="N5123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23P0"/>
    </number:number-style>
    <number:number-style style:name="N5127P0" style:volatile="true" number:language="en">
      <number:number number:decimal-places="0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7P2" style:volatile="true" number:language="en">
      <number:text> -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>
      <number:number number:decimal-places="2" number:min-integer-digits="1" number:grouping="true"/>
      <number:text> </number:text>
    </number:number-style>
    <number:number-style style:name="N513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n">
      <number:text> -</number:text>
      <number:number number:decimal-places="0" number:min-integer-digits="0"/>
      <number:text> </number:text>
    </number:number-style>
    <number:text-style style:name="N5131" number:language="en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>
      <number:minutes number:style="long"/>
      <number:text>:</number:text>
      <number:seconds number:style="long"/>
    </number:time-style>
    <number:time-style style:name="N513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>
      <number:minutes number:style="long"/>
      <number:text>:</number:text>
      <number:seconds number:style="long" number:decimal-places="1"/>
    </number:time-style>
    <number:number-style style:name="N513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1-17T10:31:44</dc:date>
    <meta:editing-duration>PT10H50M22S</meta:editing-duration>
    <meta:editing-cycles>82</meta:editing-cycles>
    <meta:generator>LibreOffice/3.5$MacOSX_x86 LibreOffice_project/165a79a-7059095-e13bb37-fef39a4-9503d18</meta:generator>
    <meta:document-statistic meta:table-count="5" meta:cell-count="477" meta:object-count="0"/>
    <meta:user-defined meta:name="qrichtext">1</meta:user-defined>
  </office:meta>
</office:document-meta>
</file>